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22.6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0000"/>
      <style:text-properties fo:color="#ffffff"/>
    </style:style>
    <style:style style:name="ce9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aa61a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ans"/>
    </style:style>
    <style:style style:name="ce17" style:family="table-cell" style:parent-style-name="Default" style:data-style-name="N37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Tabelle1" table:style-name="ta1">
        <table:table-column table:style-name="co1" table:default-cell-style-name="ce10"/>
        <table:table-column table:style-name="co2" table:default-cell-style-name="Default"/>
        <table:table-column table:style-name="co3" table:default-cell-style-name="ce10"/>
        <table:table-column table:style-name="co4" table:default-cell-style-name="ce10"/>
        <table:table-column table:style-name="co3" table:number-columns-repeated="1020" table:default-cell-style-name="ce10"/>
        <table:table-row table:style-name="ro1">
          <table:table-cell table:style-name="ce1" office:value-type="string" calcext:value-type="string">
            <text:p>Name</text:p>
          </table:table-cell>
          <table:table-cell table:style-name="ce17" office:value-type="date" office:date-value="2018-05-15" calcext:value-type="date">
            <text:p>15.05.18</text:p>
          </table:table-cell>
          <table:table-cell table:style-name="ce17" office:value-type="date" office:date-value="2018-05-16" calcext:value-type="date">
            <text:p>16.05.18</text:p>
          </table:table-cell>
          <table:table-cell table:style-name="ce17" office:value-type="date" office:date-value="2018-05-22" calcext:value-type="date">
            <text:p>22.05.18</text:p>
          </table:table-cell>
          <table:table-cell table:style-name="ce17" office:value-type="date" office:date-value="2018-05-23" calcext:value-type="date">
            <text:p>23.05.18</text:p>
          </table:table-cell>
          <table:table-cell table:style-name="ce17" office:value-type="date" office:date-value="2018-05-25" calcext:value-type="date">
            <text:p>25.05.18</text:p>
          </table:table-cell>
          <table:table-cell table:style-name="ce17" office:value-type="date" office:date-value="2018-05-29" calcext:value-type="date">
            <text:p>29.05.18</text:p>
          </table:table-cell>
          <table:table-cell table:style-name="ce17" office:value-type="date" office:date-value="2018-05-30" calcext:value-type="date">
            <text:p>30.05.18</text:p>
          </table:table-cell>
          <table:table-cell table:style-name="ce18"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9" office:value-type="string" calcext:value-type="string">
            <text:p>Abdullah Mohamad</text:p>
          </table:table-cell>
          <table:table-cell table:style-name="ce12" office:value-type="string" calcext:value-type="string">
            <text:p>V 60 Min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4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5" office:value-type="string" calcext:value-type="string">
            <text:p>Elif Aksoy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string" calcext:value-type="string">
            <text:p>E</text:p>
          </table:table-cell>
          <table:table-cell table:style-name="ce12"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7" office:value-type="string" calcext:value-type="string">
            <text:p>Martin Dünkelmann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table:number-columns-repeated="4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7" office:value-type="string" calcext:value-type="string">
            <text:p>Reinhold Jourdan</text:p>
          </table:table-cell>
          <table:table-cell table:style-name="ce12" office:value-type="string" calcext:value-type="string">
            <text:p>V 30 Min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4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Cansu Emine Bugdayci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table:number-columns-repeated="4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Eda Cim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E Fastenzeit</text:p>
          </table:table-cell>
          <table:table-cell table:style-name="ce12" table:number-columns-repeated="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David Zirwes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4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7" office:value-type="string" calcext:value-type="string">
            <text:p>Renata Dragoun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string" calcext:value-type="string">
            <text:p>E Krank</text:p>
          </table:table-cell>
          <table:table-cell table:style-name="ce12"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7" office:value-type="string" calcext:value-type="string">
            <text:p>Döne Öztaskin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E Fastenzeit</text:p>
          </table:table-cell>
          <table:table-cell table:style-name="ce12" table:number-columns-repeated="2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Ali Benjaanid</text:p>
          </table:table-cell>
          <table:table-cell table:style-name="ce12" office:value-type="string" calcext:value-type="string">
            <text:p>V 60 Min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 table:number-columns-repeated="4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Hajar Menssouri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E Arzt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4"/>
          <table:table-cell table:style-name="Default" table:number-columns-repeated="5"/>
          <table:table-cell table:number-columns-repeated="1011"/>
        </table:table-row>
        <table:table-row table:style-name="ro1" table:number-rows-repeated="3">
          <table:table-cell table:style-name="Default"/>
          <table:table-cell table:style-name="ce12" table:number-columns-repeated="6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3" office:value-type="string" calcext:value-type="string">
            <text:p>Anwesend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/>
          <table:table-cell table:style-name="ce13" office:value-type="string" calcext:value-type="string">
            <text:p>Abwesend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3" office:value-type="string" calcext:value-type="string">
            <text:p>Verspätet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3" office:value-type="string" calcext:value-type="string">
            <text:p>Entschuldigt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 table:number-rows-repeated="10">
          <table:table-cell table:style-name="Default"/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3">00.00.0000</text:date>, <text:time style:data-style-name="N2" text:time-value="09:13:09.89631893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9:39:47.299336264</meta:creation-date>
    <meta:generator>LibreOffice/6.0.3.2$Linux_X86_64 LibreOffice_project/00m0$Build-2</meta:generator>
    <dc:date>2018-05-23T09:13:21.033987892</dc:date>
    <meta:editing-duration>PT13H9M29S</meta:editing-duration>
    <meta:editing-cycles>105</meta:editing-cycles>
    <meta:document-statistic meta:table-count="1" meta:cell-count="61" meta:object-count="0"/>
  </office:meta>
</office:document-meta>
</file>